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fo:text-align="start" style:justify-single-word="false"/>
    </style:style>
    <style:style style:name="P3" style:family="paragraph" style:parent-style-name="Standard">
      <style:paragraph-properties fo:margin-top="0cm" fo:margin-bottom="0.353cm" loext:contextual-spacing="false" fo:line-height="115%"/>
      <style:text-properties style:font-name="Calibri" fo:font-size="11pt" fo:language="fr" fo:country="FR" fo:font-style="normal" fo:font-weight="normal" style:font-size-asian="11pt" style:font-style-asian="normal" style:font-weight-asian="normal"/>
    </style:style>
    <style:style style:name="P4" style:family="paragraph" style:parent-style-name="Standard">
      <style:paragraph-properties fo:margin-top="0cm" fo:margin-bottom="0.353cm" loext:contextual-spacing="false" fo:line-height="115%" fo:text-align="center" style:justify-single-word="false"/>
      <style:text-properties style:font-name="Calibri" fo:font-size="11pt" fo:language="fr" fo:country="FR" fo:font-style="normal" fo:font-weight="normal" style:font-size-asian="11pt" style:font-style-asian="normal" style:font-weight-asian="normal"/>
    </style:style>
    <style:style style:name="P5" style:family="paragraph" style:parent-style-name="Standard">
      <style:paragraph-properties fo:margin-top="0cm" fo:margin-bottom="0.353cm" loext:contextual-spacing="false" fo:line-height="115%"/>
      <style:text-properties style:font-name="Calibri" fo:font-size="11pt" fo:language="fr" fo:country="FR" fo:font-style="normal" fo:font-weight="normal" officeooo:rsid="00098baf" officeooo:paragraph-rsid="00098baf" style:font-size-asian="11pt" style:font-style-asian="normal" style:font-weight-asian="normal"/>
    </style:style>
    <style:style style:name="P6" style:family="paragraph" style:parent-style-name="Standard">
      <style:paragraph-properties fo:margin-top="0cm" fo:margin-bottom="0.252cm" loext:contextual-spacing="false" fo:line-height="100%"/>
    </style:style>
    <style:style style:name="P7" style:family="paragraph" style:parent-style-name="Standard">
      <style:paragraph-properties fo:margin-top="0cm" fo:margin-bottom="0.252cm" loext:contextual-spacing="false" fo:line-height="100%"/>
      <style:text-properties officeooo:paragraph-rsid="00098baf"/>
    </style:style>
    <style:style style:name="P8" style:family="paragraph" style:parent-style-name="Standard">
      <style:paragraph-properties fo:margin-top="0cm" fo:margin-bottom="0.252cm" loext:contextual-spacing="false" fo:line-height="100%"/>
      <style:text-properties style:font-name="Calibri" fo:font-size="11pt" fo:language="fr" fo:country="FR" fo:font-style="normal" fo:font-weight="normal" style:font-size-asian="11pt" style:font-style-asian="normal" style:font-weight-asian="normal"/>
    </style:style>
    <style:style style:name="P9"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rsid="000bcdd2" officeooo:paragraph-rsid="000bcdd2" style:font-size-asian="11pt" style:font-style-asian="normal" style:font-weight-asian="normal"/>
    </style:style>
    <style:style style:name="P10"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rsid="000dee17" officeooo:paragraph-rsid="000dee17" style:font-size-asian="11pt" style:font-style-asian="normal" style:font-weight-asian="normal"/>
    </style:style>
    <style:style style:name="P11"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rsid="000f532f" officeooo:paragraph-rsid="000f532f" style:font-size-asian="11pt" style:font-style-asian="normal" style:font-weight-asian="normal"/>
    </style:style>
    <style:style style:name="P12" style:family="paragraph" style:parent-style-name="Standard">
      <style:paragraph-properties fo:margin-top="0cm" fo:margin-bottom="0.252cm" loext:contextual-spacing="false" fo:line-height="100%"/>
      <style:text-properties style:font-name="Calibri" fo:font-size="11pt" fo:language="fr" fo:country="FR" fo:font-style="normal" fo:font-weight="bold" style:font-size-asian="11pt" style:font-style-asian="normal" style:font-weight-asian="bold"/>
    </style:style>
    <style:style style:name="P13" style:family="paragraph" style:parent-style-name="Standard">
      <style:paragraph-properties fo:margin-top="0cm" fo:margin-bottom="0.252cm" loext:contextual-spacing="false" fo:line-height="100%"/>
      <style:text-properties officeooo:rsid="000bde5c" officeooo:paragraph-rsid="000bde5c"/>
    </style:style>
    <style:style style:name="P14" style:family="paragraph" style:parent-style-name="Standard">
      <style:paragraph-properties fo:margin-top="0cm" fo:margin-bottom="0.252cm" loext:contextual-spacing="false" fo:line-height="100%"/>
      <style:text-properties style:font-name="Calibri" fo:font-size="11pt" fo:language="fr" fo:country="FR" fo:font-style="normal" fo:font-weight="normal" style:font-size-asian="11pt" style:font-style-asian="normal" style:font-weight-asian="normal"/>
    </style:style>
    <style:style style:name="P15"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paragraph-rsid="0018c1cb" style:font-size-asian="11pt" style:font-style-asian="normal" style:font-weight-asian="normal"/>
    </style:style>
    <style:style style:name="P16" style:family="paragraph" style:parent-style-name="Standard">
      <style:paragraph-properties fo:margin-top="0cm" fo:margin-bottom="0.252cm" loext:contextual-spacing="false" fo:line-height="100%"/>
      <style:text-properties style:font-name="Calibri" fo:font-size="11pt" fo:language="fr" fo:country="FR" fo:font-style="normal" fo:font-weight="normal" officeooo:paragraph-rsid="001a4b33" style:font-size-asian="11pt" style:font-style-asian="normal" style:font-weight-asian="normal"/>
    </style:style>
    <style:style style:name="P17" style:family="paragraph" style:parent-style-name="Standard">
      <style:paragraph-properties fo:margin-top="0cm" fo:margin-bottom="0.252cm" loext:contextual-spacing="false" fo:line-height="100%"/>
    </style:style>
    <style:style style:name="T1" style:family="text">
      <style:text-properties style:font-name="Calibri" fo:font-size="14pt" fo:language="fr" fo:country="FR" fo:font-style="italic" fo:font-weight="bold" style:font-size-asian="14pt" style:font-style-asian="italic" style:font-weight-asian="bold"/>
    </style:style>
    <style:style style:name="T2" style:family="text">
      <style:text-properties style:font-name="Calibri" fo:font-size="14pt" fo:language="fr" fo:country="FR" fo:font-style="italic" fo:font-weight="bold" officeooo:rsid="0007dc8b" style:font-size-asian="14pt" style:font-style-asian="italic" style:font-weight-asian="bold"/>
    </style:style>
    <style:style style:name="T3" style:family="text">
      <style:text-properties style:font-name="Calibri" fo:font-size="11pt" fo:language="fr" fo:country="FR" fo:font-style="normal" fo:font-weight="bold" style:font-size-asian="11pt" style:font-style-asian="normal" style:font-weight-asian="bold"/>
    </style:style>
    <style:style style:name="T4" style:family="text">
      <style:text-properties style:font-name="Calibri" fo:font-size="11pt" fo:language="fr" fo:country="FR" fo:font-style="normal" fo:font-weight="bold" style:font-size-asian="11pt" style:font-style-asian="normal" style:font-weight-asian="bold" style:font-size-complex="11pt"/>
    </style:style>
    <style:style style:name="T5" style:family="text">
      <style:text-properties style:font-name="Calibri" fo:font-size="11pt" fo:language="fr" fo:country="FR" fo:font-style="normal" fo:font-weight="normal" style:font-size-asian="11pt" style:font-style-asian="normal" style:font-weight-asian="normal"/>
    </style:style>
    <style:style style:name="T6" style:family="text">
      <style:text-properties style:font-name="Calibri" fo:font-size="11pt" fo:language="fr" fo:country="FR" fo:font-style="normal" fo:font-weight="normal" officeooo:rsid="0007dc8b" style:font-size-asian="11pt" style:font-style-asian="normal" style:font-weight-asian="normal"/>
    </style:style>
    <style:style style:name="T7" style:family="text">
      <style:text-properties style:font-name="Calibri" fo:font-size="11pt" fo:language="fr" fo:country="FR" fo:font-style="normal" fo:font-weight="normal" officeooo:rsid="00098baf" style:font-size-asian="11pt" style:font-style-asian="normal" style:font-weight-asian="normal"/>
    </style:style>
    <style:style style:name="T8" style:family="text">
      <style:text-properties style:font-name="Calibri" fo:font-size="11pt" fo:language="fr" fo:country="FR" fo:font-style="normal" fo:font-weight="normal" officeooo:rsid="000d5f1f" style:font-size-asian="11pt" style:font-style-asian="normal" style:font-weight-asian="normal"/>
    </style:style>
    <style:style style:name="T9" style:family="text">
      <style:text-properties style:font-name="Calibri" fo:font-size="11pt" fo:language="fr" fo:country="FR" fo:font-style="normal" fo:font-weight="normal" officeooo:rsid="00103c64" style:font-size-asian="11pt" style:font-style-asian="normal" style:font-weight-asian="normal"/>
    </style:style>
    <style:style style:name="T10" style:family="text">
      <style:text-properties style:font-name="Calibri" fo:font-size="11pt" fo:language="fr" fo:country="FR" fo:font-style="normal" fo:font-weight="normal" officeooo:rsid="00150732" style:font-size-asian="11pt" style:font-style-asian="normal" style:font-weight-asian="normal"/>
    </style:style>
    <style:style style:name="T11" style:family="text">
      <style:text-properties style:font-name="Calibri" fo:font-size="11pt" fo:language="fr" fo:country="FR" fo:font-style="normal" fo:font-weight="normal" officeooo:rsid="00157c7e" style:font-size-asian="11pt" style:font-style-asian="normal" style:font-weight-asian="normal"/>
    </style:style>
    <style:style style:name="T12" style:family="text">
      <style:text-properties style:font-name="Calibri" fo:font-size="11pt" fo:language="fr" fo:country="FR" fo:font-style="normal" fo:font-weight="normal" officeooo:rsid="0017771a" style:font-size-asian="11pt" style:font-style-asian="normal" style:font-weight-asian="normal"/>
    </style:style>
    <style:style style:name="T13" style:family="text">
      <style:text-properties style:font-name="Calibri" fo:font-size="11pt" fo:language="fr" fo:country="FR" fo:font-style="normal" fo:font-weight="normal" officeooo:rsid="0018c1cb" style:font-size-asian="11pt" style:font-style-asian="normal" style:font-weight-asian="normal"/>
    </style:style>
    <style:style style:name="T14" style:family="text">
      <style:text-properties style:font-name="Calibri" fo:font-size="11pt" fo:language="fr" fo:country="FR" fo:font-style="normal" fo:font-weight="normal" officeooo:rsid="00124497" style:font-size-asian="11pt" style:font-style-asian="normal" style:font-weight-asian="normal"/>
    </style:style>
    <style:style style:name="T15" style:family="text">
      <style:text-properties officeooo:rsid="00098baf"/>
    </style:style>
    <style:style style:name="T16" style:family="text">
      <style:text-properties officeooo:rsid="000bde5c"/>
    </style:style>
    <style:style style:name="T17" style:family="text">
      <style:text-properties officeooo:rsid="00123b47"/>
    </style:style>
    <style:style style:name="T18" style:family="text">
      <style:text-properties officeooo:rsid="00124497"/>
    </style:style>
    <style:style style:name="T19" style:family="text">
      <style:text-properties officeooo:rsid="00129dbe"/>
    </style:style>
    <style:style style:name="T20" style:family="text">
      <style:text-properties officeooo:rsid="00150732"/>
    </style:style>
    <style:style style:name="T21" style:family="text">
      <style:text-properties fo:font-variant="normal" fo:text-transform="none" fo:color="#333333" style:font-name="Calibri1" fo:font-size="11pt" fo:letter-spacing="normal" fo:font-style="normal" fo:font-weight="bold" style:font-size-asian="11pt" style:font-size-complex="11pt"/>
    </style:style>
    <style:style style:name="T22" style:family="text">
      <style:text-properties fo:font-variant="normal" fo:text-transform="none" fo:color="#333333" style:font-name="Calibri1" fo:letter-spacing="normal" fo:font-weight="bold" style:font-size-complex="11pt"/>
    </style:style>
    <style:style style:name="T23" style:family="text">
      <style:text-properties fo:font-variant="normal" fo:text-transform="none" fo:color="#333333" style:font-name="Calibri1" fo:letter-spacing="normal" fo:font-weight="bold" officeooo:rsid="00150732" style:font-size-complex="11pt"/>
    </style:style>
    <style:style style:name="T24" style:family="text">
      <style:text-properties style:font-name="Calibri1" fo:font-size="11pt" style:font-size-asian="11pt" style:font-size-complex="11pt"/>
    </style:style>
    <style:style style:name="T25" style:family="text">
      <style:text-properties officeooo:rsid="00157c7e"/>
    </style:style>
    <style:style style:name="T26" style:family="text">
      <style:text-properties officeooo:rsid="00159a56"/>
    </style:style>
    <style:style style:name="T27" style:family="text">
      <style:text-properties officeooo:rsid="0015d1de"/>
    </style:style>
    <style:style style:name="T28" style:family="text">
      <style:text-properties officeooo:rsid="0018c1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Étape</text:span><text:span text:style-name="T1"> 1 : Les chiffres</text:span></text:p>
      <text:p text:style-name="P4"/>
      <text:p text:style-name="P7"><text:span text:style-name="T3">Arme principale </text:span><text:span text:style-name="T5">(peu importe le tir)</text:span></text:p>
      <text:p text:style-name="P7"><text:span text:style-name="T5">- 2 mode de tir : 1 </text:span><text:span text:style-name="T6">projectile</text:span><text:span text:style-name="T5"> rapide (jugée) et 1 </text:span><text:span text:style-name="T7">H</text:span><text:span text:style-name="T5">it-scan (visée).</text:span></text:p>
      <text:p text:style-name="P8">- <text:span text:style-name="T15">N</text:span>e peut pas H<text:span text:style-name="T17">ead Shot.</text:span></text:p>
      <text:p text:style-name="P6"><text:span text:style-name="T5">- 80 point de </text:span><text:span text:style-name="T6">dégât ;</text:span><text:span text:style-name="T5"> 60 si </text:span><text:span text:style-name="T6">armure.</text:span></text:p>
      <text:p text:style-name="P8">- 75 p<text:span text:style-name="T17">oint </text:span>de <text:span text:style-name="T15">soins par tir.</text:span></text:p>
      <text:p text:style-name="P9">Le tir au jugée avec Ana peut être assez surprenant au début, dû fait que c’est un projectile qui met un peu de temps avant de toucher <text:span text:style-name="T17">ça cible, </text:span>il faut donc anticiper légèrement <text:span text:style-name="T17">vos tir. Pour pouvoir toucher immédiatement votre cible il vous faudra utilisée la lunette de votre arme</text:span> (Hit Scan), il <text:span text:style-name="T17">sera plus</text:span> facile de toucher des personnage<text:span text:style-name="T17">s</text:span> <text:span text:style-name="T17">avec une petite Hit box (petite taille), l’inconvénient de se mode de tir est qu’il réduit drastiquement</text:span> votre vision <text:span text:style-name="T17">en jeu</text:span>, se qui peut être handicap<text:span text:style-name="T18">ant</text:span> surtout lors de <text:span text:style-name="T18">gros </text:span>team fight o<text:span text:style-name="T18">ù</text:span> il <text:span text:style-name="T18">vous</text:span> fau<text:span text:style-name="T18">dra</text:span> avoir l’œil partout, c’est pourquoi <text:span text:style-name="T18">je</text:span> recommande <text:span text:style-name="T18">d’utilisé se mode</text:span> de visée uniquement si nécessaire comme pour <text:span text:style-name="T18">soigner</text:span> plus vite une cible en particulier <text:span text:style-name="T27">car oui vous gagnerez quelque seconde</text:span>, tuer une cible comme Phara<text:span text:style-name="T18">h ou encore soigner des cibles à longues distance.</text:span> <text:span text:style-name="T18">I</text:span>l faut donc éviter de rester tout le temps avec le même mode de viser est <text:span text:style-name="T18">aux besoins</text:span>.</text:p>
      <text:p text:style-name="P6"><text:span text:style-name="T3">La gren</text:span><text:span text:style-name="T4">ade </text:span><text:span text:style-name="Strong_20_Emphasis"><text:span text:style-name="T21">biotique</text:span></text:span><text:span text:style-name="T24"> </text:span></text:p>
      <text:p text:style-name="P6"><text:span text:style-name="T5">- </text:span><text:span text:style-name="T13">elle inflige</text:span><text:span text:style-name="T5"> 60 point de </text:span><text:span text:style-name="T6">dégât </text:span><text:span text:style-name="T13">à l’impact</text:span><text:span text:style-name="T6"> ;</text:span><text:span text:style-name="T5"> </text:span><text:span text:style-name="T12">5</text:span><text:span text:style-name="T5">5 si </text:span><text:span text:style-name="T13">l’enemie possede de l’</text:span><text:span text:style-name="T5"> </text:span><text:span text:style-name="T6">armure.</text:span></text:p>
      <text:p text:style-name="P8">- <text:span text:style-name="T28">elle Soingne</text:span> de 100 <text:span text:style-name="T28">pv tous les allié toucher </text:span></text:p>
      <text:p text:style-name="P8">- Boost de 5<text:span text:style-name="T18">0 %</text:span> les <text:span text:style-name="T15">soins, peut importe d’où il provient.</text:span></text:p>
      <text:p text:style-name="P6"><text:span text:style-name="T5">- </text:span><text:span text:style-name="T13">elle </text:span><text:span text:style-name="T5">Réduit de 100 % </text:span><text:span text:style-name="T13">tous les </text:span><text:span text:style-name="T5"><text:s/></text:span><text:span text:style-name="T7">soins</text:span><text:span text:style-name="T5"> </text:span><text:span text:style-name="T6">ennemie</text:span><text:span text:style-name="T7">s.</text:span></text:p>
      <text:p text:style-name="P16"><text:span text:style-name="T15">la zone d’effet de la grenade est de 4 mètres.</text:span>-</text:p>
      <text:p text:style-name="P16"><text:s/><text:span text:style-name="T28">les </text:span>effet<text:span text:style-name="T18">s</text:span> dure 5 sec<text:span text:style-name="T15">ondes.</text:span></text:p>
      <text:p text:style-name="P15"/>
      <text:p text:style-name="P8">- <text:span text:style-name="T28">et possede </text:span>10 sec<text:span text:style-name="T15">ondes</text:span> de c<text:span text:style-name="T18">ouldown.</text:span></text:p>
      <text:p text:style-name="P9">La grenade est très efficace pour <text:span text:style-name="T19">soigner</text:span> plusieurs personnes regrouper dans une même zone, ou derrière un obstacle <text:span text:style-name="T19">que vous ne pouvez atteindre avec vos tir standards</text:span>, mais la grenade se démarque surtout pour son énorme buff de soins qu’elle procure, se qui permet des sauvetages assez inattendu pour l’ennemie <text:span text:style-name="T19">c’est donc très pratique pour garder un tank en vie pendant un long moment</text:span>. <text:span text:style-name="T16">La grenade peut aussi se lancer de manière offensive et peut même contrer des ultimes très puissant comme celui de Zenyatta, elle est aussi très efficace contre les tanks ennemies comme par exemple un Reinhardt qui charge le votre de manière un peu trop exposer, vous lui lancez la grenade lorsqu’ils touche un mur cela va vous permettre de soigner énormément votre tank et le leur va mourir très rapidement étant donner que personne ne pourra le soigner.</text:span></text:p>
      <text:p text:style-name="P12"><text:span text:style-name="Strong_20_Emphasis"><text:span text:style-name="T23">Fléchette</text:span></text:span><text:span text:style-name="Strong_20_Emphasis"><text:span text:style-name="T22"> hypodermique</text:span></text:span> <text:span text:style-name="T20">(S</text:span>leep<text:span text:style-name="T20">)</text:span></text:p>
      <text:p text:style-name="P6"><text:span text:style-name="T5">- 5 point de </text:span><text:span text:style-name="T6">dégât.</text:span></text:p>
      <text:p text:style-name="P6"><text:span text:style-name="T6">- </text:span><text:span text:style-name="T7">E</text:span><text:span text:style-name="T6">nnemie</text:span><text:span text:style-name="T5"> immobiliser pendant 5 sec</text:span><text:span text:style-name="T10">ondes</text:span><text:span text:style-name="T5"> </text:span><text:span text:style-name="T7">tant qu’il ne prends aucun dégât.</text:span></text:p>
      <text:p text:style-name="P8">- <text:span text:style-name="T20">L’ennemie sera immobiliser pendant 0,5 secondes au toucher et 0,5 seconde pour se relever.</text:span></text:p>
      <text:p text:style-name="P8">- 12 sec<text:span text:style-name="T15">ondes</text:span> de c<text:span text:style-name="T20">ouldown.</text:span></text:p>
      <text:p text:style-name="P6"><text:span text:style-name="T6">- </text:span><text:span text:style-name="T7">P</text:span><text:span text:style-name="T6">rojectile</text:span><text:span text:style-name="T5"> </text:span><text:span text:style-name="T6">linéaire, </text:span><text:span text:style-name="T10">le sort met </text:span><text:span text:style-name="T9">un petit temps avant de toucher la cible.</text:span></text:p>
      <text:p text:style-name="P13"><text:soft-page-break/><text:span text:style-name="T6">U</text:span><text:span text:style-name="T5">ne règle d’or lorsque vous jouez Ana, « ne jamais envoyer sont sleep pour rien », c’est un</text:span><text:span text:style-name="T11">e</text:span><text:span text:style-name="T5"> énorme erreurs de l’envoyer pour essayer d’endormir quelqu’un, alors que personne ne peut récupéré se Kill. Il faut le garder pour une engage (</text:span><text:span text:style-name="T11">un cas assez rare</text:span><text:span text:style-name="T5">),</text:span><text:span text:style-name="T11"> </text:span><text:span text:style-name="T5">pour contrer une engage </text:span><text:span text:style-name="T11">ennemie</text:span><text:span text:style-name="T5">, stopper un ultime dévastateur (</text:span><text:span text:style-name="T11">Faucheur</text:span><text:span text:style-name="T5">, </text:span><text:span text:style-name="T11">P</text:span><text:span text:style-name="T5">hara</text:span><text:span text:style-name="T11">h</text:span><text:span text:style-name="T5"> etc..), aider un </text:span><text:span text:style-name="T8">coéquipier </text:span><text:span text:style-name="T11">dans le besoin</text:span><text:span text:style-name="T5"> ou tous simplement neutraliser une personne qui vous à pris pour cible. Se sort doit impérativement être utiliser efficacement, il est très puissant mais a un </text:span><text:span text:style-name="T11">couldown</text:span><text:span text:style-name="T5"> très long.</text:span></text:p>
      <text:p text:style-name="P12">Nanoboost</text:p>
      <text:p text:style-name="P6"><text:span text:style-name="T5">- </text:span><text:span text:style-name="T7">S</text:span><text:span text:style-name="T5">'envoie </text:span><text:span text:style-name="T11">de manière quasi</text:span><text:span text:style-name="T5"> </text:span><text:span text:style-name="T11">instantanée.</text:span></text:p>
      <text:p text:style-name="P6"><text:span text:style-name="T5">- Boost de 50 % les </text:span><text:span text:style-name="T6">dégât</text:span><text:span text:style-name="T11">s de l’allié.</text:span></text:p>
      <text:p text:style-name="P6"><text:span text:style-name="T5">- Réduit de 50 % les </text:span><text:span text:style-name="T6">dégât</text:span><text:span text:style-name="T7">s</text:span><text:span text:style-name="T5"> subie</text:span><text:span text:style-name="T7">s </text:span><text:span text:style-name="T11">par votre allié.</text:span></text:p>
      <text:p text:style-name="P8">- Dur<text:span text:style-name="T25">é de l’effet,</text:span> 8 sec<text:span text:style-name="T15">ondes.</text:span></text:p>
      <text:p text:style-name="P10">Le Nanoboost ne doit pas être lancer n’importe comment il faut qu’il est un but précis :</text:p>
      <text:p text:style-name="P10">Un ultime allié dévastateur (Genji, Faucheur, Soldat 76, Chopper), un héros qui va crée une confusion <text:span text:style-name="T26">dans le camp</text:span> ennemie (Winston, Reinhardt, D.VA), ou encore pour sauver quelqu’un. <text:span text:style-name="T26">C</text:span>’est un cas rare et à ne pas faire sur n’importe qui, en général se sera sur votre Tank principale c’est à dire Reinhardt la plupart du temps, il faudra donc être sur de le garder en vie pour crée un retournement de situation.</text:p>
      <text:p text:style-name="P11">Évidement il existe <text:span text:style-name="T26">quelques moments</text:span> <text:span text:style-name="T26">assez spécial dans une partie </text:span>où <text:span text:style-name="T26">il peut être intéressant de placer</text:span> <text:span text:style-name="T26">l’</text:span>ultime <text:span text:style-name="T26">sur certains héros, très souvent pour faire un combo avec vos coéquipiers ou pour crée inattendu</text:span> <text:span text:style-name="T26">comme par exemple</text:span> Mc Cree, Zarya, Bastion, Mei, Symmetra, <text:span text:style-name="T26">ces cas sont souvent fais entre team, ou dans des moments désespéré. </text:span></text:p>
      <text:p text:style-name="P3"/>
      <text:p text:style-name="P1"><text:span text:style-name="T5">Coup de point 30 ; 25 si </text:span><text:span text:style-name="T6">armure.</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6:59:58.966000000</meta:creation-date>
    <dc:date>2017-02-13T13:48:15.687000000</dc:date>
    <meta:editing-duration>PT3H23M23S</meta:editing-duration>
    <meta:editing-cycles>10</meta:editing-cycles>
    <meta:generator>LibreOffice/5.1.5.2$Windows_x86 LibreOffice_project/7a864d8825610a8c07cfc3bc01dd4fce6a9447e5</meta:generator>
    <meta:document-statistic meta:table-count="0" meta:image-count="0" meta:object-count="0" meta:page-count="2" meta:paragraph-count="32" meta:word-count="752" meta:character-count="4242" meta:non-whitespace-character-count="3517"/>
  </office:meta>
</office:document-meta>
</file>